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923cm"/>
    </style:style>
    <style:style style:name="co3" style:family="table-column">
      <style:table-column-properties fo:break-before="auto" style:column-width="10.111cm"/>
    </style:style>
    <style:style style:name="co4" style:family="table-column">
      <style:table-column-properties fo:break-before="auto" style:column-width="8.087cm"/>
    </style:style>
    <style:style style:name="co5" style:family="table-column">
      <style:table-column-properties fo:break-before="auto" style:column-width="7.715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3.5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Mono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affen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Beschreibu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aketentorpedo</text:p>
          </table:table-cell>
          <table:table-cell office:value-type="string" calcext:value-type="string">
            <text:p>- schnell</text:p>
            <text:p>- ungelenkt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nar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F = 1-5 kH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F = 5-15 kHz</text:p>
          </table:table-cell>
          <table:table-cell/>
          <table:table-cell table:style-name="ce1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F = 15-30 kHz</text:p>
          </table:table-cell>
          <table:table-cell/>
          <table:table-cell table:style-name="ce1" table:number-columns-repeated="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öhere Frequenz:</text:p>
            <text:p><text:span text:style-name="T1">+ genauer aber – Reichweite</text:span></text:p>
          </table:table-cell>
          <table:table-cell/>
          <table:table-cell table:style-name="ce1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Kursspektrum in °</text:p>
          </table:table-cell>
          <table:table-cell office:value-type="string" calcext:value-type="string">
            <text:p>Tiefenspektrum in °</text:p>
          </table:table-cell>
          <table:table-cell office:value-type="string" calcext:value-type="string">
            <text:p>Empfindlichkeit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Bonus: Towed Array</text:p>
          </table:table-cell>
          <table:table-cell office:value-type="string" calcext:value-type="string">
            <text:p>+ Empfindlichkeit</text:p>
            <text:p>- muss ausgefahren werden,</text:p>
            <text:p>- Seil kappt bei Geschwindigkeit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ssive Sonar</text:p>
          </table:table-cell>
          <table:table-cell office:value-type="string" calcext:value-type="string">
            <text:p>Empfängt aktive Sonar-Pings</text:p>
          </table:table-cell>
          <table:table-cell office:value-type="string" calcext:value-type="string">
            <text:p>180-360</text:p>
          </table:table-cell>
          <table:table-cell/>
          <table:table-cell office:value-type="string" calcext:value-type="string">
            <text:p>Mittel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DPS (Directional Passive Sonar)</text:p>
          </table:table-cell>
          <table:table-cell office:value-type="string" calcext:value-type="string">
            <text:p>Empfängt aktive Sonar-Pings,</text:p>
            <text:p>- nur aus bestimmten Richtungen,</text:p>
            <text:p>- dafür besonders empfindliche</text:p>
          </table:table-cell>
          <table:table-cell office:value-type="string" calcext:value-type="string">
            <text:p>5-30</text:p>
          </table:table-cell>
          <table:table-cell/>
          <table:table-cell office:value-type="string" calcext:value-type="string">
            <text:p>Hoch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ctive Sonar</text:p>
          </table:table-cell>
          <table:table-cell office:value-type="string" calcext:value-type="string">
            <text:p>Sendet omnidirektional Sonar-Pings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Mittel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DAS (Directional Active Sonar)</text:p>
          </table:table-cell>
          <table:table-cell office:value-type="string" calcext:value-type="string">
            <text:p>Direktionale aktive Sonar-Pings</text:p>
            <text:p>- getroffene Objekte sind auch für</text:p>
            <text:p>  Fremde sichtbar</text:p>
          </table:table-cell>
          <table:table-cell office:value-type="string" calcext:value-type="string">
            <text:p>5-30</text:p>
          </table:table-cell>
          <table:table-cell/>
          <table:table-cell office:value-type="string" calcext:value-type="string">
            <text:p>Hoc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SS (Active Scatter Sonar)</text:p>
          </table:table-cell>
          <table:table-cell office:value-type="string" calcext:value-type="string">
            <text:p>Aktiver Sonar, der seine Quelle</text:p>
            <text:p>Nur grob auffindbar macht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Ger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RAS (Remote Active Sonar)</text:p>
          </table:table-cell>
          <table:table-cell office:value-type="string" calcext:value-type="string">
            <text:p>- Wird ausgesandt, </text:p>
            <text:p>- z.B. zu einer festen Position</text:p>
            <text:p>- gibt x Pings, </text:p>
            <text:p>- meldet Kontakte an Mutterschiff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Mittel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" table:style-name="ta1"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Beschreibu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Decoy</text:p>
          </table:table-cell>
          <table:table-cell office:value-type="string" calcext:value-type="string">
            <text:p>Täuschkörper</text:p>
            <text:p>- Wird ausgestoßen</text:p>
            <text:p>- gibt kontinuierlich Geräusche (nicht Sonar)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09:02:26.897000000</meta:creation-date>
    <meta:generator>LibreOffice/7.0.3.1$Windows_X86_64 LibreOffice_project/d7547858d014d4cf69878db179d326fc3483e082</meta:generator>
    <dc:date>2021-01-26T09:33:53.304000000</dc:date>
    <meta:editing-duration>PT31M4S</meta:editing-duration>
    <meta:editing-cycles>49</meta:editing-cycles>
    <meta:document-statistic meta:table-count="3" meta:cell-count="43" meta:object-count="0"/>
  </office:meta>
</office:document-meta>
</file>